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.png" manifest:full-path="Pictures/A1.png"/>
  <manifest:file-entry manifest:media-type="image/.png" manifest:full-path="Pictures/A2.png"/>
  <manifest:file-entry manifest:media-type="image/.png" manifest:full-path="Pictures/A3.png"/>
  <manifest:file-entry manifest:media-type="image/.png" manifest:full-path="Pictures/A4.png"/>
  <manifest:file-entry manifest:media-type="image/.png" manifest:full-path="Pictures/A5.png"/>
  <manifest:file-entry manifest:media-type="image/.png" manifest:full-path="Pictures/A6.png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Tahoma1" svg:font-family="Tahoma"/>
    <style:font-face style:name="Times New Roman1" svg:font-family="'Times New Roman'"/>
    <style:font-face style:font-family-generic="swiss" style:name="Courier New" svg:font-family="'Courier New', 'Courier New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  <style:font-face style:font-family-generic="system" style:font-pitch="variable" style:name="Mangal" svg:font-family="Mangal"/>
    <style:font-face style:font-family-generic="system" style:font-pitch="variable" style:name="SimSun" svg:font-family="SimSun"/>
  </office:font-face-decls>
  <office:automatic-styles>
    <style:style style:family="paragraph" style:name="P1" style:parent-style-name="Text_20_body">
      <style:paragraph-properties fo:margin-bottom="0.035cm" fo:margin-left="0cm" fo:margin-right="0cm" fo:margin-top="0.035cm" fo:text-indent="0cm" loext:contextual-spacing="false" style:auto-text-indent="false"/>
    </style:style>
    <style:style style:family="paragraph" style:name="P2" style:parent-style-name="Text_20_body">
      <style:paragraph-properties fo:margin-bottom="0.035cm" fo:margin-left="0cm" fo:margin-right="0cm" fo:margin-top="0.035cm" fo:text-indent="0cm" loext:contextual-spacing="false" style:auto-text-indent="false"/>
      <style:text-properties style:use-window-font-color="true"/>
    </style:style>
    <style:style style:family="paragraph" style:name="P3" style:parent-style-name="Text_20_body">
      <style:paragraph-properties fo:margin-bottom="0.035cm" fo:margin-left="0cm" fo:margin-right="0cm" fo:margin-top="0.035cm" fo:text-indent="0cm" loext:contextual-spacing="false" style:auto-text-indent="false"/>
      <style:text-properties style:font-name="Times New Roman1" style:use-window-font-color="true"/>
    </style:style>
    <style:style style:family="paragraph" style:name="P4" style:parent-style-name="Text_20_body">
      <style:paragraph-properties fo:margin-bottom="0.035cm" fo:margin-left="0cm" fo:margin-right="0cm" fo:margin-top="0.035cm" fo:text-indent="0cm" loext:contextual-spacing="false" style:auto-text-indent="false"/>
      <style:text-properties fo:country="US" fo:language="en" style:font-name="Times New Roman1" style:use-window-font-color="true"/>
    </style:style>
    <style:style style:family="paragraph" style:name="P5" style:parent-style-name="Text_20_body">
      <style:paragraph-properties fo:margin-bottom="0.035cm" fo:margin-left="0cm" fo:margin-right="0cm" fo:margin-top="0.035cm" fo:text-indent="0cm" loext:contextual-spacing="false" style:auto-text-indent="false"/>
      <style:text-properties fo:background-color="transparent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paragraph" style:name="P6" style:parent-style-name="Text_20_body">
      <style:paragraph-properties fo:margin-bottom="0.035cm" fo:margin-left="0cm" fo:margin-right="0cm" fo:margin-top="0.035cm" fo:text-indent="0cm" loext:contextual-spacing="false" style:auto-text-indent="false"/>
      <style:text-properties fo:background-color="transparent" fo:country="GB" fo:font-size="12pt" fo:font-style="normal" fo:font-weight="normal" fo:language="en" style:font-name="Times New Roman" style:font-size-asian="12pt" style:font-size-complex="12pt" style:font-style-asian="normal" style:font-style-complex="normal" style:font-weight-asian="normal" style:font-weight-complex="normal" style:text-underline-style="none" style:use-window-font-color="true"/>
    </style:style>
    <style:style style:family="paragraph" style:name="P7" style:parent-style-name="Text_20_body">
      <style:paragraph-properties fo:margin-bottom="0.035cm" fo:margin-left="0cm" fo:margin-right="0cm" fo:margin-top="0.035cm" fo:text-indent="0cm" loext:contextual-spacing="false" style:auto-text-indent="false"/>
      <style:text-properties fo:background-color="transparent" fo:color="#00ff00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text:display="none"/>
    </style:style>
    <style:style style:family="paragraph" style:name="P8" style:parent-style-name="Text_20_body">
      <style:paragraph-properties fo:hyphenation-ladder-count="no-limit" fo:margin-bottom="0.035cm" fo:margin-left="0cm" fo:margin-right="0cm" fo:margin-top="0.035cm" fo:orphans="2" fo:text-align="justify" fo:text-indent="0cm" fo:widows="2" loext:contextual-spacing="false" style:auto-text-indent="false" style:justify-single-word="false" style:writing-mode="lr-tb"/>
      <style:text-properties fo:hyphenate="false" fo:hyphenation-push-char-count="2" fo:hyphenation-remain-char-count="2" style:use-window-font-color="true"/>
    </style:style>
    <style:style style:family="paragraph" style:name="P9" style:parent-style-name="Text_20_body">
      <style:paragraph-properties fo:hyphenation-ladder-count="no-limit" fo:margin-bottom="0.035cm" fo:margin-left="0cm" fo:margin-right="0cm" fo:margin-top="0.035cm" fo:orphans="2" fo:text-align="start" fo:text-indent="0cm" fo:widows="2" loext:contextual-spacing="false" style:auto-text-indent="false" style:justify-single-word="false" style:writing-mode="lr-tb"/>
      <style:text-properties fo:hyphenate="false" fo:hyphenation-push-char-count="2" fo:hyphenation-remain-char-count="2" style:use-window-font-color="true"/>
    </style:style>
    <style:style style:family="paragraph" style:name="P10" style:parent-style-name="Text_20_body">
      <style:paragraph-properties fo:hyphenation-ladder-count="no-limit" fo:margin-bottom="0.035cm" fo:margin-left="0cm" fo:margin-right="0cm" fo:margin-top="0.035cm" fo:orphans="2" fo:text-align="start" fo:text-indent="0cm" fo:widows="2" loext:contextual-spacing="false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1" style:parent-style-name="Text_20_body">
      <style:paragraph-properties fo:margin-bottom="0.041cm" fo:margin-left="0cm" fo:margin-right="0cm" fo:margin-top="0.041cm" fo:text-indent="0cm" loext:contextual-spacing="false" style:auto-text-indent="false"/>
      <style:text-properties style:use-window-font-color="true"/>
    </style:style>
    <style:style style:family="paragraph" style:name="P12" style:parent-style-name="Standard">
      <style:paragraph-properties fo:hyphenation-ladder-count="no-limit" fo:margin-bottom="0cm" fo:margin-left="0cm" fo:margin-right="0cm" fo:margin-top="0.212cm" fo:orphans="2" fo:text-align="start" fo:text-indent="0cm" fo:widows="2" loext:contextual-spacing="false" style:auto-text-indent="false" style:justify-single-word="false" style:writing-mode="lr-tb">
        <style:tab-stops>
          <style:tab-stop style:position="1.016cm"/>
        </style:tab-stops>
      </style:paragraph-properties>
      <style:text-properties fo:hyphenate="false" fo:hyphenation-push-char-count="2" fo:hyphenation-remain-char-count="2" style:use-window-font-color="true"/>
    </style:style>
    <style:style style:family="paragraph" style:name="P13" style:parent-style-name="Standard">
      <style:paragraph-properties fo:hyphenation-ladder-count="no-limit" fo:margin-bottom="0cm" fo:margin-left="0cm" fo:margin-right="0cm" fo:margin-top="0.212cm" fo:orphans="2" fo:text-align="start" fo:text-indent="0cm" fo:widows="2" loext:contextual-spacing="false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4" style:parent-style-name="Text_20_body">
      <style:paragraph-properties fo:hyphenation-ladder-count="no-limit" fo:margin-bottom="0cm" fo:margin-left="0cm" fo:margin-right="0cm" fo:margin-top="0.212cm" fo:orphans="2" fo:text-align="justify" fo:text-indent="0cm" fo:widows="2" loext:contextual-spacing="false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5" style:parent-style-name="Text_20_body">
      <style:paragraph-properties fo:border="0.06pt solid #000000" fo:hyphenation-ladder-count="no-limit" fo:margin-bottom="0cm" fo:margin-left="0cm" fo:margin-right="0cm" fo:margin-top="0.212cm" fo:orphans="2" fo:padding="0.049cm" fo:text-align="justify" fo:text-indent="0cm" fo:widows="2" loext:contextual-spacing="false" style:auto-text-indent="false" style:justify-single-word="false" style:shadow="non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6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family="paragraph" style:name="P17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8" style:parent-style-name="Standard">
      <style:text-properties fo:country="US" fo:language="en" style:font-name="Times New Roman1" style:use-window-font-color="true"/>
    </style:style>
    <style:style style:family="paragraph" style:name="P19" style:parent-style-name="Text_20_body">
      <style:paragraph-properties fo:hyphenation-ladder-count="no-limit" fo:margin-bottom="0cm" fo:margin-top="0.212cm" fo:orphans="2" fo:text-align="justify" fo:widows="2" loext:contextual-spacing="false" style:justify-single-word="false" style:writing-mode="lr-tb"/>
      <style:text-properties fo:hyphenate="false" fo:hyphenation-push-char-count="2" fo:hyphenation-remain-char-count="2" style:use-window-font-color="true"/>
    </style:style>
    <style:style style:family="paragraph" style:name="P20" style:parent-style-name="Text_20_body">
      <style:paragraph-properties fo:break-before="page" fo:hyphenation-ladder-count="no-limit" fo:margin-bottom="0cm" fo:margin-top="0.212cm" fo:orphans="2" fo:text-align="justify" fo:widows="2" loext:contextual-spacing="false" style:justify-single-word="false" style:writing-mode="lr-tb"/>
      <style:text-properties fo:hyphenate="false" fo:hyphenation-push-char-count="2" fo:hyphenation-remain-char-count="2" style:use-window-font-color="true"/>
    </style:style>
    <style:style style:family="paragraph" style:name="P21" style:parent-style-name="Text_20_body">
      <style:paragraph-properties fo:border="0.06pt solid #000000" fo:hyphenation-ladder-count="no-limit" fo:margin-bottom="0cm" fo:margin-top="0.212cm" fo:orphans="2" fo:padding="0.049cm" fo:text-align="justify" fo:widows="2" loext:contextual-spacing="false" style:justify-single-word="false" style:shadow="none" style:writing-mode="lr-tb"/>
      <style:text-properties fo:hyphenate="false" fo:hyphenation-push-char-count="2" fo:hyphenation-remain-char-count="2" style:use-window-font-color="true"/>
    </style:style>
    <style:style style:family="paragraph" style:name="P22" style:parent-style-name="Text_20_body">
      <style:paragraph-properties fo:margin-bottom="0.035cm" fo:margin-left="0cm" fo:margin-right="0cm" fo:margin-top="0.035cm" fo:text-indent="0cm" loext:contextual-spacing="false" style:auto-text-indent="false"/>
      <style:text-properties fo:country="US" fo:language="en" officeooo:paragraph-rsid="0007b421" officeooo:rsid="0010fc9d" style:font-name="Times New Roman1" style:use-window-font-color="true"/>
    </style:style>
    <style:style style:family="paragraph" style:name="P23" style:parent-style-name="Heading_20_2">
      <style:text-properties fo:background-color="transparent" fo:color="#000080" fo:country="GB" fo:font-style="normal" fo:font-weight="bold" fo:language="en" style:font-style-asian="normal" style:font-style-complex="normal" style:font-weight-asian="bold" style:font-weight-complex="bold" style:text-underline-style="none"/>
    </style:style>
    <style:style style:family="paragraph" style:name="P24" style:parent-style-name="Heading_20_3">
      <style:text-properties fo:background-color="transparent" fo:country="GB" fo:font-size="12pt" fo:font-style="normal" fo:font-weight="normal" fo:language="en" style:country-complex="SA" style:font-name="Times New Roman" style:font-name-asian="Times New Roman" style:font-name-complex="Arial" style:font-size-asian="12pt" style:font-size-complex="12pt" style:font-style-asian="normal" style:font-style-complex="normal" style:font-weight-asian="normal" style:font-weight-complex="normal" style:language-complex="ar" style:text-underline-style="none"/>
    </style:style>
    <style:style style:family="paragraph" style:name="P25" style:parent-style-name="Heading_20_4">
      <style:text-properties fo:background-color="transparent" fo:color="#800080" fo:country="GB" fo:font-size="12pt" fo:font-style="normal" fo:font-weight="bold" fo:language="en" style:country-complex="SA" style:font-name="Arial" style:font-name-asian="Times New Roman" style:font-name-complex="Arial" style:font-size-asian="12pt" style:font-size-complex="12pt" style:font-style-asian="normal" style:font-style-complex="normal" style:font-weight-asian="bold" style:font-weight-complex="bold" style:language-complex="ar" style:text-underline-color="font-color" style:text-underline-style="solid" style:text-underline-width="auto"/>
    </style:style>
    <style:style style:family="text" style:name="T1">
      <style:text-properties fo:country="GB" fo:language="en"/>
    </style:style>
    <style:style style:family="text" style:name="T2">
      <style:text-properties fo:country="US" fo:language="en"/>
    </style:style>
    <style:style style:family="text" style:name="T3">
      <style:text-properties fo:country="US" fo:language="en" officeooo:rsid="0007b421"/>
    </style:style>
    <style:style style:family="text" style:name="T4">
      <style:text-properties style:use-window-font-color="true"/>
    </style:style>
    <style:style style:family="text" style:name="T5">
      <style:text-properties fo:background-color="transparent" fo:country="GB" fo:font-size="10pt" fo:font-style="normal" fo:font-weight="normal" fo:language="en" loext:char-shading-value="0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text" style:name="T6">
      <style:text-properties fo:background-color="transparent" fo:country="GB" fo:font-size="10pt" fo:font-style="normal" fo:font-weight="normal" fo:language="en" loext:char-shading-value="0" style:font-name="Arial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7">
      <style:text-properties fo:background-color="transparent" fo:country="GB" fo:font-size="10pt" fo:font-style="normal" fo:font-weight="normal" fo:language="en" loext:char-shading-value="0" style:font-name="CourierNewPSMT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8">
      <style:text-properties fo:background-color="transparent" fo:country="US" fo:font-size="10pt" fo:font-style="normal" fo:font-weight="normal" fo:language="en" loext:char-shading-value="0" style:font-name="Times New Roman1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9">
      <style:text-properties fo:background-color="transparent" fo:country="GB" fo:font-size="10pt" fo:font-style="normal" fo:font-weight="normal" fo:language="en" loext:char-shading-value="0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/>
    </style:style>
    <style:style style:family="text" style:name="T10">
      <style:text-properties fo:country="US" fo:language="en" style:font-name="Times New Roman1"/>
    </style:style>
    <style:style style:family="text" style:name="T11">
      <style:text-properties fo:font-size="16pt" fo:font-weight="bold" style:font-size-asian="16pt" style:font-size-complex="16pt" style:font-weight-asian="bold" style:font-weight-complex="bold" style:text-line-through-style="none" style:text-line-through-type="none" style:text-underline-style="none"/>
    </style:style>
    <style:style style:family="text" style:name="T12">
      <style:text-properties officeooo:rsid="0004a401"/>
    </style:style>
    <style:style style:family="text" style:name="T13">
      <style:text-properties officeooo:rsid="0007b421"/>
    </style:style>
    <style:style style:family="graphic" style:name="fr1" style:parent-style-name="Frame">
      <style:graphic-properties style:horizontal-pos="center" style:horizontal-rel="paragraph" style:vertical-pos="top" style:vertical-rel="baseline" style:wrap="none"/>
    </style:style>
    <style:style xmlns:style="xmlns:style=&quot;urn:oasis:names:tc:opendocument:xmlns:style:1.0&quot;" style:family="table-cell" style:name="TableWithBorder">
      <style:table-cell-properties xmlns:fo="xmlns:fo=&quot;urn:oasis:names:tc:opendocument:xmlns:xsl-fo-compatible:1.0&quot;" fo:border-bottom="0.002cm solid #000000" fo:border-left="0.002cm solid #000000" fo:border-right="0.002cm solid #000000" fo:border-top="0.002cm solid #000000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Heading_20_1">Analyse <text:s/>/ bibliothèque</text:h>
      <text:p text:style-name="P18"/>
      <text:p text:style-name="P7">Diagrammes de classes (dans LogicalView)</text:p>
      <text:p text:style-name="P1"/>
      <text:p text:style-name="P5"/>
      <text:p text:style-name="P6"/>
      <text:h text:outline-level="2" text:style-name="P23">Structures (packages et classes)</text:h>
      <text:p text:style-name="P1"><text:span text:style-name="T6"/></text:p>
      <text:p text:style-name="P1"><text:span text:style-name="T4"> </text:span><text:span text:style-name="T11"><text:s/></text:span></text:p>
      <text:p text:style-name="P17"/>
      <text:p text:style-name="P16"><text:span text:style-name="T5"/><text:span text:style-name="T5"><draw:frame draw:name="Cadre1" draw:style-name="fr1" draw:z-index="0" svg:height="7.3227936746987945cm" svg:width="16.595cm" text:anchor-type="as-char"><draw:text-box fo:min-height="1.457cm" svg:height="1.457cm"><draw:frame style:rel-height="scale" style:rel-width="100%" svg:height="7.3227936746987945cm" svg:width="16.595cm" text:anchor-type="frame"><draw:image xlink:actuate="onLoad" xlink:href="Pictures/A1.png" xlink:show="embed" xlink:type="simple"/></draw:frame><text:p text:style-name="Frame_20_contents"/></draw:text-box></draw:frame></text:span><text:span text:style-name="T5"/></text:p>
      <text:p text:style-name="P17"/>
      <text:p text:style-name="P19"/>
      <text:h text:outline-level="3" text:style-name="Heading_20_3">package "livres"</text:h>
      <text:p text:style-name="P15"/>
      <text:p text:style-name="P17"/>
      <text:p text:style-name="P12"><text:span text:style-name="T9"/><text:span text:style-name="T9"><draw:frame draw:name="Cadre2" draw:style-name="fr1" draw:z-index="1" svg:height="6.875677749360613cm" svg:width="16.595cm" text:anchor-type="as-char"><draw:text-box fo:min-height="1.457cm" svg:height="1.457cm"><draw:frame style:rel-height="scale" style:rel-width="100%" svg:height="6.875677749360613cm" svg:width="16.595cm" text:anchor-type="frame"><draw:image xlink:actuate="onLoad" xlink:href="Pictures/A2.png" xlink:show="embed" xlink:type="simple"/></draw:frame><text:p text:style-name="Frame_20_contents"/></draw:text-box></draw:frame></text:span><text:span text:style-name="T9"/></text:p>
      <text:p text:style-name="P14"/>
      <text:h text:outline-level="4" text:style-name="P25">classe "Oeuvre"</text:h>
      <text:p text:style-name="P21"/>
      <text:p text:style-name="P10"/>
      <text:h text:outline-level="4" text:style-name="P25">classe "GestionExemplaires"</text:h>
      <text:p text:style-name="P21"/>
      <text:p text:style-name="P10"/>
      <text:h text:outline-level="4" text:style-name="P25">classe "Exemplaire"</text:h>
      <text:p text:style-name="P21"/>
      <text:p text:style-name="P10"/>
      <text:p text:style-name="P17"/>
      <text:p text:style-name="P13"><draw:frame draw:name="Cadre4" draw:style-name="fr1" draw:z-index="3" svg:height="7.536895833333333cm" svg:width="16.595cm" text:anchor-type="as-char"><draw:text-box fo:min-height="1.457cm" svg:height="1.457cm"><draw:frame style:rel-height="scale" style:rel-width="100%" svg:height="7.536895833333333cm" svg:width="16.595cm" text:anchor-type="frame"><draw:image xlink:actuate="onLoad" xlink:href="Pictures/A3.png" xlink:show="embed" xlink:type="simple"/></draw:frame><text:p text:style-name="Frame_20_contents"/></draw:text-box></draw:frame></text:p>
      <text:p text:style-name="P14"/>
      <text:p text:style-name="P19"/>
      <text:h text:outline-level="3" text:style-name="Heading_20_3">package "emprunts"</text:h>
      <text:p text:style-name="P15"/>
      <text:p text:style-name="P17"/>
      <text:p text:style-name="P12"><text:span text:style-name="T9"/><text:span text:style-name="T9"><draw:frame draw:name="Cadre2" draw:style-name="fr1" draw:z-index="1" svg:height="8.201575144508668cm" svg:width="16.595cm" text:anchor-type="as-char"><draw:text-box fo:min-height="1.457cm" svg:height="1.457cm"><draw:frame style:rel-height="scale" style:rel-width="100%" svg:height="8.201575144508668cm" svg:width="16.595cm" text:anchor-type="frame"><draw:image xlink:actuate="onLoad" xlink:href="Pictures/A4.png" xlink:show="embed" xlink:type="simple"/></draw:frame><text:p text:style-name="Frame_20_contents"/></draw:text-box></draw:frame></text:span><text:span text:style-name="T9"/></text:p>
      <text:p text:style-name="P14"/>
      <text:h text:outline-level="4" text:style-name="P25">classe "GestionEmprunts"</text:h>
      <text:p text:style-name="P21"/>
      <text:p text:style-name="P10"/>
      <text:h text:outline-level="4" text:style-name="P25">classe "Emprunt"</text:h>
      <text:p text:style-name="P21"/>
      <text:p text:style-name="P10"/>
      <text:h text:outline-level="4" text:style-name="P25">classe "Contentieux"</text:h>
      <text:p text:style-name="P21"/>
      <text:p text:style-name="P10"/>
      <text:p text:style-name="P19"/>
      <text:h text:outline-level="3" text:style-name="Heading_20_3">package "abonnes"</text:h>
      <text:p text:style-name="P15"/>
      <text:p text:style-name="P17"/>
      <text:p text:style-name="P12"><text:span text:style-name="T9"/><text:span text:style-name="T9"><draw:frame draw:name="Cadre2" draw:style-name="fr1" draw:z-index="1" svg:height="6.642565337001375cm" svg:width="16.595cm" text:anchor-type="as-char"><draw:text-box fo:min-height="1.457cm" svg:height="1.457cm"><draw:frame style:rel-height="scale" style:rel-width="100%" svg:height="6.642565337001375cm" svg:width="16.595cm" text:anchor-type="frame"><draw:image xlink:actuate="onLoad" xlink:href="Pictures/A5.png" xlink:show="embed" xlink:type="simple"/></draw:frame><text:p text:style-name="Frame_20_contents"/></draw:text-box></draw:frame></text:span><text:span text:style-name="T9"/></text:p>
      <text:p text:style-name="P14"/>
      <text:h text:outline-level="4" text:style-name="P25">classe "Personne"</text:h>
      <text:p text:style-name="P21"/>
      <text:p text:style-name="P10"/>
      <text:h text:outline-level="4" text:style-name="P25">classe "Abonnement"</text:h>
      <text:p text:style-name="P21"/>
      <text:p text:style-name="P10"/>
      <text:h text:outline-level="4" text:style-name="P25">classe "Abonne"</text:h>
      <text:p text:style-name="P21"/>
      <text:p text:style-name="P10"/>
      <text:h text:outline-level="4" text:style-name="P25">classe "GestionAbonnes"</text:h>
      <text:p text:style-name="P21"/>
      <text:p text:style-name="P10"/>
      <text:p text:style-name="P19"/>
      <text:p text:style-name="P19">
</text:p>
      <text:p text:style-name="P20"/>
      <text:h text:outline-level="2" text:style-name="P23">intéractions (réalisations des "uses cases")</text:h>
      <text:p text:style-name="P1"><text:span text:style-name="T6"/></text:p>
      <text:p text:style-name="P8"/>
      <text:p text:style-name="P9"><text:span text:style-name="T9"/><text:span text:style-name="T9"/><text:span text:style-name="T9"/><text:span text:style-name="T9"/><text:span text:style-name="T9"/><text:span text:style-name="T9"/><text:span text:style-name="T9"/><text:span text:style-name="T9"/><text:span text:style-name="T9"/><text:span text:style-name="T9"/><text:span text:style-name="T9"/><text:span text:style-name="T9"/><text:span text:style-name="T9"/></text:p>
      <text:h text:outline-level="3" text:style-name="P24">seq_identifier_abonne</text:h>
      <text:p text:style-name="P17"/>
      <text:p text:style-name="P12"><text:span text:style-name="T9"/><text:span text:style-name="T9"><draw:frame draw:name="Cadre3" draw:style-name="fr1" draw:z-index="2" svg:height="14.702753705815278cm" svg:width="16.595cm" text:anchor-type="as-char"><draw:text-box fo:min-height="1.457cm" svg:height="1.457cm"><draw:frame style:rel-height="scale" style:rel-width="100%" svg:height="14.702753705815278cm" svg:width="16.595cm" text:anchor-type="frame"><draw:image xlink:actuate="onLoad" xlink:href="Pictures/A6.png" xlink:show="embed" xlink:type="simple"/></draw:frame><text:p text:style-name="Frame_20_contents"/></draw:text-box></draw:frame></text:span><text:span text:style-name="T9"/><text:span text:style-name="T9"/></text:p>
      <text:p text:style-name="P8">
</text:p>
      <text:p text:style-name="P19"/>
      <text:p text:style-name="P2"/>
    </office:text>
  </office:body>
</office:document-content>
</file>

<file path=styles.xml><?xml version="1.0" encoding="utf-8"?>
<office:document-styles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Tahoma1" svg:font-family="Tahoma"/>
    <style:font-face style:name="Times New Roman1" svg:font-family="'Times New Roman'"/>
    <style:font-face style:font-family-generic="swiss" style:name="Courier New" svg:font-family="'Courier New', 'Courier New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  <style:font-face style:font-family-generic="system" style:font-pitch="variable" style:name="Mangal" svg:font-family="Mangal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FR" fo:font-size="12pt" fo:language="fr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FR" fo:font-size="12pt" fo:hyphenate="false" fo:hyphenation-push-char-count="2" fo:hyphenation-remain-char-count="2" fo:language="fr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display-name="Text body" style:family="paragraph" style:master-page-name="" style:name="Text_20_body" style:parent-style-name="Standard">
      <style:paragraph-properties fo:margin-bottom="0.212cm" fo:margin-top="0cm" loext:contextual-spacing="false" style:page-number="auto"/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family="Arial" fo:font-size="14pt" style:font-family-asian="'Lucida Sans Unicode'" style:font-family-complex="Tahoma" style:font-family-generic="swiss" style:font-name="Arial" style:font-name-asian="Lucida Sans Unicode" style:font-name-complex="Tahoma" style:font-pitch="variable" style:font-pitch-asian="variable" style:font-pitch-complex="variable" style:font-size-asian="14pt" style:font-size-complex="14pt"/>
    </style:style>
    <style:style style:class="text" style:default-outline-level="1" style:display-name="Heading 1" style:family="paragraph" style:name="Heading_20_1" style:next-style-name="Standard" style:parent-style-name="Heading">
      <style:paragraph-properties fo:background-color="#ffffcc" fo:border="3pt double #008000" fo:break-before="page" fo:margin-bottom="0cm" fo:margin-left="0cm" fo:margin-right="0cm" fo:margin-top="0cm" fo:padding="0.049cm" fo:text-indent="0cm" loext:contextual-spacing="false" style:auto-text-indent="false" style:border-line-width="0.035cm 0.035cm 0.035cm">
        <style:background-image/>
      </style:paragraph-properties>
      <style:text-properties fo:background-color="transparent" fo:font-family="'Arial Narrow'" fo:font-size="24pt" fo:font-weight="bold" fo:text-shadow="none" style:font-family-generic="swiss" style:font-name="Arial Narrow" style:font-pitch="variable" style:font-size-asian="16.1000003814697pt" style:font-size-complex="16.1000003814697pt" style:font-style-name="Gras" style:font-weight-asian="bold" style:font-weight-complex="bold" style:text-outline="false" style:use-window-font-color="true"/>
    </style:style>
    <style:style style:class="text" style:default-outline-level="2" style:display-name="Heading 2" style:family="paragraph" style:name="Heading_20_2" style:next-style-name="Standard" style:parent-style-name="Heading">
      <style:paragraph-properties fo:background-color="#ffcc99" fo:margin-bottom="0cm" fo:margin-left="0.25cm" fo:margin-right="0cm" fo:margin-top="0cm" fo:text-indent="0cm" loext:contextual-spacing="false" style:auto-text-indent="false">
        <style:background-image/>
      </style:paragraph-properties>
      <style:text-properties fo:color="#000080" fo:font-family="'Arial Narrow'" fo:font-size="22pt" fo:font-style="normal" fo:font-weight="bold" fo:text-shadow="none" style:font-family-generic="swiss" style:font-name="Arial Narrow1" style:font-pitch="variable" style:font-size-asian="14pt" style:font-size-complex="14pt" style:font-style-asian="italic" style:font-style-complex="italic" style:font-style-name="Gras Italique" style:font-weight-asian="bold" style:font-weight-complex="bold" style:text-underline-color="font-color" style:text-underline-style="solid" style:text-underline-type="double" style:text-underline-width="auto"/>
    </style:style>
    <style:style style:class="text" style:default-outline-level="3" style:display-name="Heading 3" style:family="paragraph" style:master-page-name="" style:name="Heading_20_3" style:next-style-name="Standard" style:parent-style-name="Heading">
      <style:paragraph-properties fo:background-color="#ccffff" fo:margin-bottom="0cm" fo:margin-left="0.499cm" fo:margin-right="0cm" fo:margin-top="0cm" fo:text-indent="0cm" loext:contextual-spacing="false" style:auto-text-indent="false" style:page-number="auto">
        <style:background-image/>
      </style:paragraph-properties>
      <style:text-properties fo:color="#000000" fo:font-family="'Arial Narrow'" fo:font-size="18pt" fo:font-style="normal" fo:font-weight="bold" fo:text-shadow="none" style:font-family-generic="swiss" style:font-name="Arial Narrow" style:font-pitch="variable" style:font-size-asian="14pt" style:font-size-complex="14pt" style:font-style-name="Gras" style:font-weight-asian="bold" style:font-weight-complex="bold" style:text-underline-color="font-color" style:text-underline-style="solid" style:text-underline-width="auto"/>
    </style:style>
    <style:style style:class="text" style:default-outline-level="4" style:display-name="Heading 4" style:family="paragraph" style:name="Heading_20_4" style:next-style-name="Standard" style:parent-style-name="Heading">
      <style:paragraph-properties fo:background-color="transparent" fo:margin-bottom="0.21cm" fo:margin-left="0.75cm" fo:margin-right="0cm" fo:margin-top="0.42cm" fo:text-indent="0cm" loext:contextual-spacing="false" style:auto-text-indent="false">
        <style:tab-stops/>
        <style:background-image/>
      </style:paragraph-properties>
      <style:text-properties fo:color="#800080" fo:font-family="'Arial Narrow'" fo:font-size="16pt" fo:font-style="italic" fo:font-weight="bold" fo:text-shadow="none" style:font-family-generic="swiss" style:font-name="Arial Narrow" style:font-pitch="variable" style:font-size-asian="85%" style:font-size-complex="85%" style:font-style-asian="italic" style:font-style-complex="italic" style:font-style-name="Gras" style:font-weight-asian="bold" style:font-weight-complex="bold"/>
    </style:style>
    <style:style style:class="list" style:family="paragraph" style:name="List" style:parent-style-name="Text_20_body">
      <style:text-properties style:font-family-complex="Tahoma" style:font-name-complex="Tahoma1"/>
    </style:style>
    <style:style style:class="extra" style:family="paragraph" style:name="Header" style:parent-style-name="Standard">
      <style:paragraph-properties fo:border-bottom="0.06pt solid #000000" fo:border-left="none" fo:border-right="none" fo:border-top="none" fo:padding="0.049cm" fo:text-align="end" style:justify-single-word="false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family="Arial" fo:font-size="14pt" fo:font-style="italic" style:font-family-generic="swiss" style:font-name="Arial1" style:font-pitch="variable" style:font-style-name="Italique"/>
    </style:style>
    <style:style style:class="extra" style:family="paragraph" style:name="Footer" style:parent-style-name="Standard">
      <style:paragraph-properties fo:border-bottom="none" fo:border-left="none" fo:border-right="none" fo:border-top="0.06pt solid #000000" fo:padding="0.049cm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family="Arial" fo:font-size="14pt" fo:font-style="italic" style:font-family-generic="swiss" style:font-name="Arial1" style:font-pitch="variable" style:font-style-name="Italique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0pt" fo:font-style="italic" style:font-family-complex="Tahoma" style:font-name-complex="Tahoma1" style:font-size-asian="10pt" style:font-size-complex="10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1"/>
    </style:style>
    <style:style style:class="text" style:family="paragraph" style:name="code" style:parent-style-name="Standard">
      <style:paragraph-properties fo:border="0.99pt solid #355e00" fo:padding="0.049cm"/>
      <style:text-properties fo:font-family="'Arial Narrow'" fo:font-size="14pt" style:font-family-generic="swiss" style:font-name="Arial Narrow2" style:font-pitch="variable" style:font-style-name="Normal"/>
    </style:style>
    <style:style style:class="text" style:family="paragraph" style:name="citation" style:parent-style-name="Standard">
      <style:text-properties fo:font-family="Garamond" fo:font-size="18pt" fo:font-style="italic" style:font-family-generic="roman" style:font-name="Garamond" style:font-pitch="variable" style:font-style-name="Italique"/>
    </style:style>
    <style:style style:class="extra" style:display-name="Frame contents" style:family="paragraph" style:name="Frame_20_contents" style:parent-style-name="Text_20_body"/>
    <style:style style:class="extra" style:family="paragraph" style:name="Text" style:parent-style-name="Standard">
      <style:paragraph-properties fo:line-height="150%" fo:margin-bottom="0cm" fo:margin-top="0cm" loext:contextual-spacing="false"/>
      <style:text-properties fo:font-size="12pt" style:font-size-asian="12pt" style:font-size-complex="12pt"/>
    </style:style>
    <style:style style:family="paragraph" style:name="Default" style:parent-style-name="Standard">
      <style:paragraph-properties fo:text-align="start" style:justify-single-word="false" style:text-autospace="none"/>
      <style:text-properties fo:color="#000000" fo:font-family="'Courier New', 'Courier New'" fo:font-size="12pt" style:font-family-asian="'Courier New', 'Courier New'" style:font-family-complex="'Courier New', 'Courier New'" style:font-family-generic="swiss" style:font-family-generic-asian="swiss" style:font-family-generic-complex="swiss" style:font-name="Courier New" style:font-name-asian="Courier New" style:font-name-complex="Courier New" style:font-size-asian="12pt" style:font-size-complex="12pt"/>
    </style:style>
    <style:style style:display-name="Footnote Symbol" style:family="text" style:name="Footnote_20_Symbol"/>
    <style:style style:display-name="Endnote Symbol" style:family="text" style:name="Endnote_20_Symbol"/>
    <style:style style:family="graphic" style:name="Frame">
      <style:graphic-properties fo:border="0.06pt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I" style:num-suffix=" - " text:level="1">
        <style:list-level-properties/>
      </text:outline-level-style>
      <text:outline-level-style style:num-format="1" style:num-suffix=". " text:level="2">
        <style:list-level-properties/>
      </text:outline-level-style>
      <text:outline-level-style style:num-format="1" style:num-suffix=". " text:display-levels="2" text:level="3">
        <style:list-level-properties/>
      </text:outline-level-style>
      <text:outline-level-style style:num-format="a" style:num-suffix=". " text:display-levels="3" text:level="4">
        <style:list-level-properties/>
      </text:outline-level-style>
      <text:outline-level-style style:num-format="" text:level="5">
        <style:list-level-properties/>
      </text:outline-level-style>
      <text:outline-level-style style:num-format="" text:level="6">
        <style:list-level-properties/>
      </text:outline-level-style>
      <text:outline-level-style style:num-format="" text:level="7">
        <style:list-level-properties/>
      </text:outline-level-style>
      <text:outline-level-style style:num-format="" text:level="8">
        <style:list-level-properties/>
      </text:outline-level-style>
      <text:outline-level-style style:num-format="" text:level="9">
        <style:list-level-properties/>
      </text:outline-level-style>
      <text:outline-level-style style:num-format="" text:level="10">
        <style:list-level-properties/>
      </text:outline-level-style>
    </text:outline-style>
    <text:notes-configuration style:num-format="1" text:citation-style-name="Footnote_20_Symbol" text:footnotes-position="page" text:note-class="footnote" text:start-numbering-at="page" text:start-value="0"/>
    <text:notes-configuration style:num-format="1" text:citation-style-name="Endnote_20_Symbol" text:master-page-name="Endnote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1cm" fo:margin-left="2cm" fo:margin-right="2cm" fo:margin-top="1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>
        <style:header-footer-properties fo:margin-bottom="0.499cm" fo:margin-left="0cm" fo:margin-right="0cm" fo:min-height="0cm"/>
      </style:header-style>
      <style:footer-style>
        <style:header-footer-properties fo:margin-left="0cm" fo:margin-right="0cm" fo:margin-top="0.499cm" fo:min-height="0cm"/>
      </style:footer-style>
    </style:page-layout>
    <style:page-layout style:name="Mpm2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line-style="none" style:rel-width="25%"/>
      </style:page-layout-properties>
      <style:header-style/>
      <style:footer-style/>
    </style:page-layout>
    <style:page-layout style:name="Mpm3">
      <style:page-layout-properties fo:margin-bottom="0.183cm" fo:margin-left="2cm" fo:margin-right="2cm" fo:margin-top="1.27cm" fo:page-height="29.699cm" fo:page-width="20.999cm" style:footnote-max-height="0cm" style:layout-grid-base-height="0.353cm" style:layout-grid-color="#c0c0c0" style:layout-grid-display="false" style:layout-grid-lines="44" style:layout-grid-mode="none" style:layout-grid-print="false" style:layout-grid-ruby-below="false" style:layout-grid-ruby-height="0.282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Analyse  / bibliothèque</text:chapter></text:p>
      </style:header>
      <style:footer>
        <text:p text:style-name="Footer">Spécifications fonctionnelles<text:tab/>-<text:tab/>Page <text:page-number text:select-page="current">2</text:page-number></text:p>
      </style:footer>
    </style:master-page>
    <style:master-page style:name="Endnote" style:page-layout-name="Mpm2"/>
    <style:master-page style:display-name="First Page" style:name="First_20_Page" style:next-style-name="Standard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Windows_x86 LibreOffice_project/958349dc3b25111dbca392fbc281a05559ef6848</meta:generator>
    <meta:initial-creator>Defrance Didier</meta:initial-creator>
    <meta:creation-date>2004-12-27T10:47:39</meta:creation-date>
    <dc:date>2016-03-24T07:44:13.844000000</dc:date>
    <dc:language>fr-FR</dc:language>
    <meta:editing-cycles>163</meta:editing-cycles>
    <meta:editing-duration>PT7H16M</meta:editing-duration>
    <meta:document-statistic meta:table-count="0" meta:image-count="0" meta:object-count="0" meta:page-count="2" meta:paragraph-count="38" meta:word-count="126" meta:character-count="1631" meta:non-whitespace-character-count="1538"/>
    <meta:user-defined meta:name="Info 1"/>
    <meta:user-defined meta:name="Info 2"/>
    <meta:user-defined meta:name="Info 3"/>
    <meta:user-defined meta:name="Info 4"/>
  </office:meta>
</office:document-meta>
</file>